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B000002D538C797DCBDE04DDB.png" manifest:media-type="image/png"/>
  <manifest:file-entry manifest:full-path="Pictures/100000010000029A000002F4DD4D6F9E50EE93AC.png" manifest:media-type="image/png"/>
  <manifest:file-entry manifest:full-path="Pictures/10000001000002F9000003170521BA0DA11D7810.png" manifest:media-type="image/png"/>
  <manifest:file-entry manifest:full-path="Pictures/10000001000002C300000343AD8A51E8E94B36FE.png" manifest:media-type="image/png"/>
  <manifest:file-entry manifest:full-path="Pictures/10000001000002AD000001DE78A391F03BEFDE86.png" manifest:media-type="image/png"/>
  <manifest:file-entry manifest:full-path="Pictures/100000010000026B0000036CA5A2C51B041A8B36.png" manifest:media-type="image/png"/>
  <manifest:file-entry manifest:full-path="Pictures/1000000100000223000003641E8F7E928D6ADD85.png" manifest:media-type="image/png"/>
  <manifest:file-entry manifest:full-path="Pictures/10000001000002D80000029F698ADE6A35FEB6B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77c5" officeooo:paragraph-rsid="000c77c5"/>
    </style:style>
    <style:style style:name="P2" style:family="paragraph" style:parent-style-name="Standard">
      <style:text-properties officeooo:rsid="000cf46b" officeooo:paragraph-rsid="000cf46b"/>
    </style:style>
    <style:style style:name="P3" style:family="paragraph" style:parent-style-name="Standard">
      <style:text-properties officeooo:rsid="000cf46b" officeooo:paragraph-rsid="000cf46b"/>
    </style:style>
    <style:style style:name="P4" style:family="paragraph" style:parent-style-name="Standard">
      <style:paragraph-properties fo:break-before="page"/>
      <style:text-properties officeooo:rsid="000cf46b" officeooo:paragraph-rsid="000cf4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illeA :</text:p>
      <text:p text:style-name="P1"><draw:frame draw:style-name="fr1" draw:name="Image1" text:anchor-type="char" svg:x="0.372cm" svg:y="0.233cm" svg:width="9.68cm" svg:height="10.987cm" draw:z-index="0"><draw:image xlink:href="Pictures/100000010000029A000002F4DD4D6F9E50EE93A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0.085cm" svg:y="1.275cm" svg:width="10.354cm" svg:height="10.761cm" draw:z-index="1"><draw:image xlink:href="Pictures/10000001000002F9000003170521BA0DA11D7810.png" xlink:type="simple" xlink:show="embed" xlink:actuate="onLoad" draw:mime-type="image/png"/></draw:frame>GrilleB 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GrilleC :</text:p>
      <text:p text:style-name="P1"><draw:frame draw:style-name="fr1" draw:name="Image3" text:anchor-type="char" svg:x="0.596cm" svg:y="0.36cm" svg:width="8.611cm" svg:height="13.665cm" draw:z-index="2"><draw:image xlink:href="Pictures/1000000100000223000003641E8F7E928D6ADD8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GrilleD :</text:p>
      <text:p text:style-name="P1"><draw:frame draw:style-name="fr1" draw:name="Image4" text:anchor-type="char" svg:x="0.129cm" svg:y="0.402cm" svg:width="9.506cm" svg:height="13.453cm" draw:z-index="3"><draw:image xlink:href="Pictures/100000010000026B0000036CA5A2C51B041A8B3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5" text:anchor-type="char" svg:x="-0.009cm" svg:y="12.954cm" svg:width="11.372cm" svg:height="10.483cm" draw:z-index="4"><draw:image xlink:href="Pictures/10000001000002D80000029F698ADE6A35FEB6B3.png" xlink:type="simple" xlink:show="embed" xlink:actuate="onLoad" draw:mime-type="image/png"/></draw:frame>Optimiser C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Optimiser B:</text:p>
      <text:p text:style-name="P2"><draw:frame draw:style-name="fr1" draw:name="Image6" text:anchor-type="char" svg:x="-0.019cm" svg:y="0.423cm" svg:width="10.416cm" svg:height="7.269cm" draw:z-index="5"><draw:image xlink:href="Pictures/10000001000002AD000001DE78A391F03BEFDE8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GrilleA</text:p>
      <text:p text:style-name="P2"/>
      <text:p text:style-name="P2"><draw:frame draw:style-name="fr1" draw:name="Image7" text:anchor-type="char" svg:x="0.824cm" svg:y="0.42cm" svg:width="8.948cm" svg:height="10.567cm" draw:z-index="6"><draw:image xlink:href="Pictures/10000001000002C300000343AD8A51E8E94B36FE.png" xlink:type="simple" xlink:show="embed" xlink:actuate="onLoad" draw:mime-type="image/png"/></draw:frame></text:p>
      <text:p text:style-name="P4"/>
      <text:p text:style-name="P2"><draw:frame draw:style-name="fr1" draw:name="Image8" text:anchor-type="char" svg:x="0.298cm" svg:y="0.859cm" svg:width="9.897cm" svg:height="14.155cm" draw:z-index="7"><draw:image xlink:href="Pictures/10000001000001FB000002D538C797DCBDE04DD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7T19:11:42.659000000</meta:creation-date>
    <dc:date>2024-01-27T14:05:45.811000000</dc:date>
    <meta:editing-duration>PT5H10M11S</meta:editing-duration>
    <meta:editing-cycles>4</meta:editing-cycles>
    <meta:generator>sFree_Office_for_Docs_and_PDF/7.4.2.3$Windows_X86_64 LibreOffice_project/382eef1f22670f7f4118c8c2dd222ec7ad009daf</meta:generator>
    <meta:document-statistic meta:table-count="0" meta:image-count="8" meta:object-count="0" meta:page-count="5" meta:paragraph-count="7" meta:word-count="13" meta:character-count="66" meta:non-whitespace-character-count="60"/>
  </office:meta>
</office:document-meta>
</file>